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paragraph-properties fo:margin-left="0in" fo:margin-right="0in" fo:orphans="2" fo:widows="2" fo:text-indent="0in" style:auto-text-indent="false"/>
    </style:style>
    <style:style style:name="T1" style:family="text">
      <style:text-properties fo:font-variant="normal" fo:text-transform="none" style:font-name="apple-system" fo:font-size="10.5pt" fo:letter-spacing="normal" fo:font-style="normal" fo:font-weight="normal"/>
    </style:style>
    <style:style style:name="T2" style:family="text">
      <style:text-properties fo:font-variant="normal" fo:text-transform="none" style:font-name="apple-system" fo:font-size="10.5pt" fo:letter-spacing="normal" fo:font-style="normal" style:text-underline-style="solid" style:text-underline-width="auto" style:text-underline-color="font-color" fo:font-weight="normal" fo:background-color="#ffffff" loext:char-shading-value="0"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HAPPY LEARNING</text:span> </text:p>
      <text:p text:style-name="P1"/>
      <text:p text:style-name="P1"><text:span text:style-name="T1">Free DevOps Training Online</text:span><text:line-break/><text:line-break/><text:span text:style-name="T1">1. Developing Cloud Application with Node.js and React (edX)</text:span><text:line-break/><text:line-break/><text:span text:style-name="T1">2. Developing Cloud Native Application (edX)</text:span><text:line-break/><text:line-break/><text:span text:style-name="T1">3. Continuous Integration (Coursera)</text:span><text:line-break/><text:line-break/><text:span text:style-name="T1">4. DevOps Culture and Mindset (Coursera)</text:span><text:line-break/><text:line-break/><text:span text:style-name="T1">5. Developing a Google SE Culture (Coursera)</text:span><text:line-break/><text:line-break/><text:span text:style-name="T1">6. Introduction to Cloud Computing (Coursera)</text:span><text:line-break/><text:line-break/><text:span text:style-name="T1">7. Continuous Delivery &amp; DevOps (Coursera)</text:span><text:line-break/><text:line-break/><text:span text:style-name="T1">8. Microsoft Future Ready: Azure Cloud</text:span><text:line-break/><text:span text:style-name="T1">Fundamentals (FutureLearn)</text:span><text:line-break/><text:line-break/><text:span text:style-name="T1">9. DevOps for Mobile Apps (edX)</text:span><text:line-break/><text:line-break/><text:span text:style-name="T1">10. DevOps on AWS : Learn to set up your</text:span><text:line-break/><text:span text:style-name="T1">infrastructure on cloud (Eduonix)</text:span><text:line-break/><text:line-break/><text:span text:style-name="T1">11. Introduction to DevOps (edX)</text:span><text:line-break/><text:line-break/><text:span text:style-name="T1">12. Docker for Beginners (Eduonix)</text:span><text:line-break/><text:line-break/><text:span text:style-name="T1">13. Introduction to DevOps: Transforming and</text:span><text:line-break/><text:span text:style-name="T1">Improving Operations (edX)</text:span><text:line-break/><text:line-break/><text:span text:style-name="T1">14. Accelerate Software Delivery Using DevOps</text:span><text:line-break/><text:span text:style-name="T1">(edX)</text:span><text:line-break/><text:line-break/><text:line-break/><text:line-break/><text:span text:style-name="T1">10 Best + Free DevOps Certificate Courses</text:span><text:line-break/><text:line-break/><text:span text:style-name="T1">1. Architecting with Google Cloud Platform (Coursera)</text:span><text:line-break/><text:line-break/><text:span text:style-name="T1">2. Post Graduate Certificate Program in DevOps (Caltech CTME – Simplilearn)</text:span><text:line-break/><text:line-break/><text:span text:style-name="T1">3. Become a Cloud Dev Ops Engineer – Nanodegree Program (Udacity)</text:span><text:line-break/><text:line-break/><text:span text:style-name="T1">4. Master Jenkins CI For DevOps and Developers (Udemy)</text:span><text:line-break/><text:line-break/><text:span text:style-name="T1">5. Post Graduate Program in Full Stack Web Development (Purdue University)</text:span><text:line-break/><text:line-break/><text:span text:style-name="T1">6. Free Devops Certification (DigitalDefynd)</text:span><text:line-break/><text:line-break/><text:soft-page-break/><text:span text:style-name="T1">7. Docker Technologies for DevOps and Developers (Udemy)</text:span><text:line-break/><text:line-break/><text:span text:style-name="T1">8. Free DevOps Course (LinkedIn Learning)</text:span><text:line-break/><text:line-break/><text:span text:style-name="T1">9. Learn DevOps: The Complete Kubernetes Course (Udemy)</text:span><text:line-break/><text:line-break/><text:span text:style-name="T1">10. Learn DevOps: Infrastructure Automation With Terraform (Udemy)</text:span><text:line-break/><text:line-break/><text:line-break/><text:line-break/><text:span text:style-name="T1">List of Best DevOps Certifications</text:span><text:line-break/><text:span text:style-name="T1">Top 5 DevOps Certifications</text:span><text:line-break/><text:line-break/><text:span text:style-name="T1">1. Docker Certified Associate</text:span><text:line-break/><text:line-break/><text:span text:style-name="T1">2. Kubernetes Certification:</text:span><text:line-break/><text:span text:style-name="T1">There are two certification options; The Certified Kubernetes Administrator (CKA) and Certified Kubernetes Application Developer (CKAD) programs.</text:span><text:line-break/><text:line-break/><text:span text:style-name="T1">3. AWS Certified DevOps Engineer Professional Exam</text:span><text:line-break/><text:line-break/><text:span text:style-name="T1">4. AZ-400: Microsoft Azure DevOps Solutions Certification Exam</text:span><text:line-break/><text:line-break/><text:span text:style-name="T1">5. Puppet Professional Certification</text:span><text:line-break/><text:line-break/><text:line-break/><text:line-break/><text:span text:style-name="T1">15 Cloud/DevOps YouTube Channels to Follow</text:span><text:line-break/><text:line-break/><text:span text:style-name="T1">1. Bret Fisher Docker and DevOp</text:span><text:line-break/><text:line-break/><text:span text:style-name="T1">2. TechWorld with Nana</text:span><text:line-break/><text:line-break/><text:span text:style-name="T1">3. Stephane Maarek</text:span><text:line-break/><text:line-break/><text:span text:style-name="T1">4. KodeKloud</text:span><text:line-break/><text:line-break/><text:span text:style-name="T1">5. Jeff Geerling</text:span><text:line-break/><text:line-break/><text:span text:style-name="T1">6. tutoriaLinux</text:span><text:line-break/><text:line-break/><text:span text:style-name="T1">7. Gaurav Sen</text:span><text:line-break/><text:line-break/><text:span text:style-name="T1">8. DevOps Directive</text:span><text:line-break/><text:line-break/><text:span text:style-name="T1">9. Sandip Das</text:span><text:line-break/><text:line-break/><text:span text:style-name="T1">10. Ranjit Swain</text:span><text:line-break/><text:line-break/><text:span text:style-name="T1">11. A Cloud Guru</text:span><text:line-break/><text:line-break/><text:span text:style-name="T1">12. Go Cloud Architects</text:span><text:line-break/><text:soft-page-break/><text:line-break/><text:span text:style-name="T1">13. Chirag Nayyar - Data Center on Cloud</text:span><text:line-break/><text:line-break/><text:span text:style-name="T1">14. Sanjeev Thiyagarajan</text:span><text:line-break/><text:line-break/><text:span text:style-name="T1">15. Mosh Hamedani - Best Python and Docker Tutorials</text:span><text:line-break/><text:line-break/><text:line-break/><text:line-break/><text:span text:style-name="T1">FULL YOUTUBE VIDEOS TO LEARN DEVOPS</text:span><text:line-break/><text:line-break/><text:span text:style-name="T1">1. </text:span><text:a xlink:type="simple" xlink:href="https://lnkd.in/daqdVWqY" text:style-name="Internet_20_link" text:visited-style-name="Visited_20_Internet_20_Link"><text:span text:style-name="T2">https://lnkd.in/daqdVWqY</text:span></text:a><text:line-break/><text:line-break/><text:span text:style-name="T1">2. </text:span><text:a xlink:type="simple" xlink:href="https://lnkd.in/de7deXdV" text:style-name="Internet_20_link" text:visited-style-name="Visited_20_Internet_20_Link"><text:span text:style-name="T2">https://lnkd.in/de7deXdV</text:span></text:a><text:line-break/><text:line-break/><text:span text:style-name="T1">3. </text:span><text:a xlink:type="simple" xlink:href="https://lnkd.in/dendvNE9" text:style-name="Internet_20_link" text:visited-style-name="Visited_20_Internet_20_Link"><text:span text:style-name="T2">https://lnkd.in/dendvNE9</text:span></text:a><text:line-break/><text:line-break/><text:span text:style-name="T1">4. </text:span><text:a xlink:type="simple" xlink:href="https://lnkd.in/dFVYJ6Pz" text:style-name="Internet_20_link" text:visited-style-name="Visited_20_Internet_20_Link"><text:span text:style-name="T2">https://lnkd.in/dFVYJ6Pz</text:span></text:a><text:line-break/><text:line-break/><text:span text:style-name="T1">5. https://</text:span><text:a xlink:type="simple" xlink:href="https://lnkd.in/dwa6rcXX" text:style-name="Internet_20_link" text:visited-style-name="Visited_20_Internet_20_Link"><text:span text:style-name="T2">https://lnkd.in/dwa6rcXX</text:span></text:a><text:line-break/><text:line-break/><text:span text:style-name="T1">6. </text:span><text:a xlink:type="simple" xlink:href="https://lnkd.in/db5faDWR" text:style-name="Internet_20_link" text:visited-style-name="Visited_20_Internet_20_Link"><text:span text:style-name="T2">https://lnkd.in/db5faDWR</text:span></text:a><text:line-break/><text:line-break/><text:span text:style-name="T1">7. </text:span><text:a xlink:type="simple" xlink:href="https://lnkd.in/drZd98FV" text:style-name="Internet_20_link" text:visited-style-name="Visited_20_Internet_20_Link"><text:span text:style-name="T2">https://lnkd.in/drZd98FV</text:span></text:a><text:line-break/><text:line-break/><text:span text:style-name="T1">8. </text:span><text:a xlink:type="simple" xlink:href="https://lnkd.in/dGKxgV5V" text:style-name="Internet_20_link" text:visited-style-name="Visited_20_Internet_20_Link"><text:span text:style-name="T2">https://lnkd.in/dGKxgV5V</text:span></text:a><text:line-break/><text:line-break/><text:span text:style-name="T1">9. </text:span><text:a xlink:type="simple" xlink:href="https://lnkd.in/dCaJFwQ2" text:style-name="Internet_20_link" text:visited-style-name="Visited_20_Internet_20_Link"><text:span text:style-name="T2">https://lnkd.in/dCaJFwQ2</text:span></text:a><text:line-break/><text:line-break/><text:span text:style-name="T1">10. </text:span><text:a xlink:type="simple" xlink:href="https://lnkd.in/d4dYG6VU" text:style-name="Internet_20_link" text:visited-style-name="Visited_20_Internet_20_Link"><text:span text:style-name="T2">https://lnkd.in/d4dYG6VU</text:span></text:a><text:line-break/><text:line-break/><text:line-break/><text:span text:style-name="T1">Best place to learn python</text:span><text:line-break/><text:line-break/><text:span text:style-name="T1">1. Mosh Hamedani </text:span><text:a xlink:type="simple" xlink:href="https://lnkd.in/dxV4q_J5" text:style-name="Internet_20_link" text:visited-style-name="Visited_20_Internet_20_Link"><text:span text:style-name="T2">https://lnkd.in/dxV4q_J5</text:span></text:a><text:line-break/><text:line-break/><text:span text:style-name="T1">2. Charles Severance </text:span><text:a xlink:type="simple" xlink:href="https://www.py4e.com/" text:style-name="Internet_20_link" text:visited-style-name="Visited_20_Internet_20_Link"><text:span text:style-name="T2">https://www.py4e.com/</text:span></text:a><text:line-break/><text:line-break/><text:span text:style-name="T1">3. Python for devOps </text:span><text:a xlink:type="simple" xlink:href="https://lnkd.in/d9S2jzvM" text:style-name="Internet_20_link" text:visited-style-name="Visited_20_Internet_20_Link"><text:span text:style-name="T2">https://lnkd.in/d9S2jzvM</text:span></text:a><text:line-break/><text:line-break/><text:line-break/><text:span text:style-name="T1">Best YouTube video for Shell Scripting</text:span><text:line-break/><text:line-break/><text:span text:style-name="T1">1. </text:span><text:a xlink:type="simple" xlink:href="https://lnkd.in/dKrD_up7" text:style-name="Internet_20_link" text:visited-style-name="Visited_20_Internet_20_Link"><text:span text:style-name="T2">https://lnkd.in/dKrD_up7</text:span></text:a><text:line-break/></text:p>
      <text:p text:style-name="P1"/>
      <text:p text:style-name="P1"><text:span text:style-name="T1">COMPLETE DEVOPS TUTORIAL:</text:span><text:line-break/><text:line-break/><text:span text:style-name="T1">1. DevOps Pre-requisite</text:span><text:line-break/><text:line-break/><text:a xlink:type="simple" xlink:href="https://lnkd.in/dD9Z_5qA" text:style-name="Internet_20_link" text:visited-style-name="Visited_20_Internet_20_Link"><text:span text:style-name="T2">https://lnkd.in/dD9Z_5qA</text:span></text:a><text:line-break/><text:line-break/><text:soft-page-break/><text:span text:style-name="T1">2. Networking</text:span><text:line-break/><text:line-break/><text:a xlink:type="simple" xlink:href="https://lnkd.in/dwfmwmA9" text:style-name="Internet_20_link" text:visited-style-name="Visited_20_Internet_20_Link"><text:span text:style-name="T2">https://lnkd.in/dwfmwmA9</text:span></text:a><text:line-break/><text:line-break/><text:span text:style-name="T1">3. Linux</text:span><text:line-break/><text:line-break/><text:a xlink:type="simple" xlink:href="https://lnkd.in/d7gzxH5z" text:style-name="Internet_20_link" text:visited-style-name="Visited_20_Internet_20_Link"><text:span text:style-name="T2">https://lnkd.in/d7gzxH5z</text:span></text:a><text:line-break/><text:line-break/><text:a xlink:type="simple" xlink:href="https://lnkd.in/dr4pjCV3" text:style-name="Internet_20_link" text:visited-style-name="Visited_20_Internet_20_Link"><text:span text:style-name="T2">https://lnkd.in/dr4pjCV3</text:span></text:a><text:line-break/><text:line-break/><text:a xlink:type="simple" xlink:href="https://lnkd.in/dzTQE4b7" text:style-name="Internet_20_link" text:visited-style-name="Visited_20_Internet_20_Link"><text:span text:style-name="T2">https://lnkd.in/dzTQE4b7</text:span></text:a><text:line-break/><text:line-break/><text:span text:style-name="T1">4. Shell scripting</text:span><text:line-break/><text:line-break/><text:a xlink:type="simple" xlink:href="https://lnkd.in/dKrD_up7" text:style-name="Internet_20_link" text:visited-style-name="Visited_20_Internet_20_Link"><text:span text:style-name="T2">https://lnkd.in/dKrD_up7</text:span></text:a><text:line-break/><text:line-break/><text:a xlink:type="simple" xlink:href="https://lnkd.in/dJVqMt3Y" text:style-name="Internet_20_link" text:visited-style-name="Visited_20_Internet_20_Link"><text:span text:style-name="T2">https://lnkd.in/dJVqMt3Y</text:span></text:a><text:line-break/><text:line-break/><text:a xlink:type="simple" xlink:href="https://lnkd.in/d7VVbbNJ" text:style-name="Internet_20_link" text:visited-style-name="Visited_20_Internet_20_Link"><text:span text:style-name="T2">https://lnkd.in/d7VVbbNJ</text:span></text:a><text:line-break/><text:line-break/><text:span text:style-name="T1">5. Git &amp; GitHub</text:span><text:line-break/><text:line-break/><text:a xlink:type="simple" xlink:href="https://lnkd.in/dEp3KrTJ" text:style-name="Internet_20_link" text:visited-style-name="Visited_20_Internet_20_Link"><text:span text:style-name="T2">https://lnkd.in/dEp3KrTJ</text:span></text:a><text:line-break/><text:line-break/><text:a xlink:type="simple" xlink:href="https://lnkd.in/d6aM7Ek7" text:style-name="Internet_20_link" text:visited-style-name="Visited_20_Internet_20_Link"><text:span text:style-name="T2">https://lnkd.in/d6aM7Ek7</text:span></text:a><text:line-break/><text:line-break/><text:a xlink:type="simple" xlink:href="https://lnkd.in/duksFRgG" text:style-name="Internet_20_link" text:visited-style-name="Visited_20_Internet_20_Link"><text:span text:style-name="T2">https://lnkd.in/duksFRgG</text:span></text:a><text:line-break/><text:line-break/><text:a xlink:type="simple" xlink:href="https://lnkd.in/ddpKXxqt" text:style-name="Internet_20_link" text:visited-style-name="Visited_20_Internet_20_Link"><text:span text:style-name="T2">https://lnkd.in/ddpKXxqt</text:span></text:a><text:line-break/><text:line-break/><text:span text:style-name="T1">6. Databases</text:span><text:line-break/><text:line-break/><text:a xlink:type="simple" xlink:href="https://lnkd.in/duMVr4bn" text:style-name="Internet_20_link" text:visited-style-name="Visited_20_Internet_20_Link"><text:span text:style-name="T2">https://lnkd.in/duMVr4bn</text:span></text:a><text:line-break/><text:line-break/><text:a xlink:type="simple" xlink:href="https://lnkd.in/dnUQ_uGe" text:style-name="Internet_20_link" text:visited-style-name="Visited_20_Internet_20_Link"><text:span text:style-name="T2">https://lnkd.in/dnUQ_uGe</text:span></text:a><text:line-break/><text:line-break/><text:span text:style-name="T1">7. Artifact Repository Manager</text:span><text:line-break/><text:line-break/><text:a xlink:type="simple" xlink:href="https://lnkd.in/dgNHs7WD" text:style-name="Internet_20_link" text:visited-style-name="Visited_20_Internet_20_Link"><text:span text:style-name="T2">https://lnkd.in/dgNHs7WD</text:span></text:a><text:line-break/><text:line-break/><text:span text:style-name="T1">8. Docker</text:span><text:line-break/><text:line-break/><text:a xlink:type="simple" xlink:href="https://lnkd.in/dPddbJTf" text:style-name="Internet_20_link" text:visited-style-name="Visited_20_Internet_20_Link"><text:span text:style-name="T2">https://lnkd.in/dPddbJTf</text:span></text:a><text:line-break/><text:line-break/><text:a xlink:type="simple" xlink:href="https://lnkd.in/dnjHdxPR" text:style-name="Internet_20_link" text:visited-style-name="Visited_20_Internet_20_Link"><text:span text:style-name="T2">https://lnkd.in/dnjHdxPR</text:span></text:a><text:line-break/><text:line-break/><text:span text:style-name="T1">9. Jenkins</text:span><text:line-break/><text:line-break/><text:a xlink:type="simple" xlink:href="https://lnkd.in/dMHv9T8U" text:style-name="Internet_20_link" text:visited-style-name="Visited_20_Internet_20_Link"><text:span text:style-name="T2">https://lnkd.in/dMHv9T8U</text:span></text:a><text:line-break/><text:line-break/><text:a xlink:type="simple" xlink:href="https://lnkd.in/dcynPYYH" text:style-name="Internet_20_link" text:visited-style-name="Visited_20_Internet_20_Link"><text:span text:style-name="T2">https://lnkd.in/dcynPYYH</text:span></text:a><text:line-break/><text:line-break/><text:soft-page-break/><text:span text:style-name="T1">10. AWS</text:span><text:line-break/><text:line-break/><text:a xlink:type="simple" xlink:href="https://lnkd.in/dz7d5qEc" text:style-name="Internet_20_link" text:visited-style-name="Visited_20_Internet_20_Link"><text:span text:style-name="T2">https://lnkd.in/dz7d5qEc</text:span></text:a><text:line-break/><text:line-break/><text:a xlink:type="simple" xlink:href="https://lnkd.in/dmi-TMv9" text:style-name="Internet_20_link" text:visited-style-name="Visited_20_Internet_20_Link"><text:span text:style-name="T2">https://lnkd.in/dmi-TMv9</text:span></text:a><text:line-break/><text:line-break/><text:a xlink:type="simple" xlink:href="https://lnkd.in/dx-iqVNe" text:style-name="Internet_20_link" text:visited-style-name="Visited_20_Internet_20_Link"><text:span text:style-name="T2">https://lnkd.in/dx-iqVNe</text:span></text:a><text:line-break/><text:line-break/><text:span text:style-name="T1">11. SSH</text:span><text:line-break/><text:line-break/><text:span text:style-name="T1">Mobaxterm :</text:span><text:line-break/><text:line-break/><text:a xlink:type="simple" xlink:href="https://lnkd.in/ds7nUhbx" text:style-name="Internet_20_link" text:visited-style-name="Visited_20_Internet_20_Link"><text:span text:style-name="T2">https://lnkd.in/ds7nUhbx</text:span></text:a><text:line-break/><text:line-break/><text:line-break/><text:span text:style-name="T1">Putty :</text:span><text:line-break/><text:line-break/><text:a xlink:type="simple" xlink:href="https://lnkd.in/gGgW7Ns9" text:style-name="Internet_20_link" text:visited-style-name="Visited_20_Internet_20_Link"><text:span text:style-name="T2">https://lnkd.in/gGgW7Ns9</text:span></text:a><text:line-break/><text:line-break/><text:line-break/><text:span text:style-name="T1">12. Yaml</text:span><text:line-break/><text:line-break/><text:a xlink:type="simple" xlink:href="https://lnkd.in/dNqrXjmV" text:style-name="Internet_20_link" text:visited-style-name="Visited_20_Internet_20_Link"><text:span text:style-name="T2">https://lnkd.in/dNqrXjmV</text:span></text:a><text:line-break/><text:line-break/><text:a xlink:type="simple" xlink:href="https://lnkd.in/dNqrXjmV" text:style-name="Internet_20_link" text:visited-style-name="Visited_20_Internet_20_Link"><text:span text:style-name="T2">https://lnkd.in/dNqrXjmV</text:span></text:a><text:line-break/><text:line-break/><text:span text:style-name="T1">13. Kubernetes</text:span><text:line-break/><text:line-break/><text:a xlink:type="simple" xlink:href="https://lnkd.in/duGZwHYX" text:style-name="Internet_20_link" text:visited-style-name="Visited_20_Internet_20_Link"><text:span text:style-name="T2">https://lnkd.in/duGZwHYX</text:span></text:a><text:line-break/><text:line-break/><text:a xlink:type="simple" xlink:href="https://lnkd.in/de84ESNv" text:style-name="Internet_20_link" text:visited-style-name="Visited_20_Internet_20_Link"><text:span text:style-name="T2">https://lnkd.in/de84ESNv</text:span></text:a><text:line-break/><text:line-break/><text:span text:style-name="T1">14. Helm</text:span><text:line-break/><text:line-break/><text:a xlink:type="simple" xlink:href="https://lnkd.in/ds_8WB7G" text:style-name="Internet_20_link" text:visited-style-name="Visited_20_Internet_20_Link"><text:span text:style-name="T2">https://lnkd.in/ds_8WB7G</text:span></text:a><text:line-break/><text:line-break/><text:span text:style-name="T1">15. Terraform</text:span><text:line-break/><text:line-break/><text:a xlink:type="simple" xlink:href="https://lnkd.in/dvpzNT5M" text:style-name="Internet_20_link" text:visited-style-name="Visited_20_Internet_20_Link"><text:span text:style-name="T2">https://lnkd.in/dvpzNT5M</text:span></text:a><text:line-break/><text:line-break/><text:a xlink:type="simple" xlink:href="https://lnkd.in/dRs3YFu3" text:style-name="Internet_20_link" text:visited-style-name="Visited_20_Internet_20_Link"><text:span text:style-name="T2">https://lnkd.in/dRs3YFu3</text:span></text:a><text:line-break/><text:line-break/><text:a xlink:type="simple" xlink:href="https://lnkd.in/d8nkTj3n" text:style-name="Internet_20_link" text:visited-style-name="Visited_20_Internet_20_Link"><text:span text:style-name="T2">https://lnkd.in/d8nkTj3n</text:span></text:a><text:line-break/><text:line-break/><text:span text:style-name="T1">16. Python</text:span><text:line-break/><text:line-break/><text:a xlink:type="simple" xlink:href="https://lnkd.in/d-EhshQz" text:style-name="Internet_20_link" text:visited-style-name="Visited_20_Internet_20_Link"><text:span text:style-name="T2">https://lnkd.in/d-EhshQz</text:span></text:a><text:line-break/><text:line-break/><text:a xlink:type="simple" xlink:href="https://lnkd.in/dYjay9ia" text:style-name="Internet_20_link" text:visited-style-name="Visited_20_Internet_20_Link"><text:span text:style-name="T2">https://lnkd.in/dYjay9ia</text:span></text:a><text:line-break/><text:line-break/><text:a xlink:type="simple" xlink:href="https://lnkd.in/dFtNz_9D" text:style-name="Internet_20_link" text:visited-style-name="Visited_20_Internet_20_Link"><text:span text:style-name="T2">https://lnkd.in/dFtNz_9D</text:span></text:a><text:line-break/><text:line-break/><text:soft-page-break/><text:a xlink:type="simple" xlink:href="https://lnkd.in/dcYq8nE2" text:style-name="Internet_20_link" text:visited-style-name="Visited_20_Internet_20_Link"><text:span text:style-name="T2">https://lnkd.in/dcYq8nE2</text:span></text:a><text:line-break/><text:line-break/><text:span text:style-name="T1">17. Ansible</text:span><text:line-break/><text:line-break/><text:a xlink:type="simple" xlink:href="https://lnkd.in/dGKkrXrA" text:style-name="Internet_20_link" text:visited-style-name="Visited_20_Internet_20_Link"><text:span text:style-name="T2">https://lnkd.in/dGKkrXrA</text:span></text:a><text:line-break/><text:line-break/><text:a xlink:type="simple" xlink:href="https://lnkd.in/dNugwtVW" text:style-name="Internet_20_link" text:visited-style-name="Visited_20_Internet_20_Link"><text:span text:style-name="T2">https://lnkd.in/dNugwtVW</text:span></text:a><text:line-break/><text:line-break/><text:a xlink:type="simple" xlink:href="https://lnkd.in/dhknHJXp" text:style-name="Internet_20_link" text:visited-style-name="Visited_20_Internet_20_Link"><text:span text:style-name="T2">https://lnkd.in/dhknHJXp</text:span></text:a><text:line-break/><text:line-break/><text:span text:style-name="T1">18. Prometheus</text:span><text:line-break/><text:line-break/><text:a xlink:type="simple" xlink:href="https://lnkd.in/dpXhmVqs" text:style-name="Internet_20_link" text:visited-style-name="Visited_20_Internet_20_Link"><text:span text:style-name="T2">https://lnkd.in/dpXhmVqs</text:span></text:a><text:line-break/><text:line-break/><text:a xlink:type="simple" xlink:href="https://lnkd.in/dStQbpRX" text:style-name="Internet_20_link" text:visited-style-name="Visited_20_Internet_20_Link"><text:span text:style-name="T2">https://lnkd.in/dStQbpRX</text:span></text:a><text:line-break/><text:line-break/><text:span text:style-name="T1">19. Grafana</text:span><text:line-break/><text:line-break/><text:a xlink:type="simple" xlink:href="https://lnkd.in/ddAV7_-p" text:style-name="Internet_20_link" text:visited-style-name="Visited_20_Internet_20_Link"><text:span text:style-name="T2">https://lnkd.in/ddAV7_-p</text:span></text:a><text:line-break/><text:line-break/><text:a xlink:type="simple" xlink:href="https://lnkd.in/dRwfE7A4" text:style-name="Internet_20_link" text:visited-style-name="Visited_20_Internet_20_Link"><text:span text:style-name="T2">https://lnkd.in/dRwfE7A4</text:span></text:a><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9T10:36:18.235000000</meta:creation-date>
    <dc:date>2022-09-29T10:58:31.138000000</dc:date>
    <meta:editing-duration>PT22M12S</meta:editing-duration>
    <meta:editing-cycles>2</meta:editing-cycles>
    <meta:generator>LibreOffice/7.3.2.2$Windows_X86_64 LibreOffice_project/49f2b1bff42cfccbd8f788c8dc32c1c309559be0</meta:generator>
    <meta:document-statistic meta:table-count="0" meta:image-count="0" meta:object-count="0" meta:page-count="6" meta:paragraph-count="3" meta:word-count="457" meta:character-count="4239" meta:non-whitespace-character-count="3640"/>
  </office:meta>
</office:document-meta>
</file>